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68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 to flesh out.</text:p>
      <text:p text:style-name="Standard"><text:tab/></text:p>
      <text:p text:style-name="Standard">The Wooster Doyle Mystery club.</text:p>
      <text:p text:style-name="Standard"/>
      <text:p text:style-name="Standard">Club of people who are adults, mostly, who gather a couple of times a month to discuss mysteries, neighbors, sex, anything really, that catches their fancy.</text:p>
      <text:p text:style-name="Standard"/>
      <text:p text:style-name="Standard">One of the lead two characters builds a room in his house to mimic the <text:span text:style-name="T1">tree house</text:span> they used to meet in.</text:p>
      <text:p text:style-name="Standard"/>
      <text:p text:style-name="Standard">The idea here is that these people present a group of people on whom to base a mystery series on. The same people, and or skills may not be involved every book - although the <text:s/>people may calls others for certain skill sets or as backup.</text:p>
      <text:p text:style-name="Standard"><text:s/></text:p>
      <text:p text:style-name="Standard">Call it the WDMC for short - maybe not, think on the nick name for a while. <text:s/>We can use WDMC for internal short hand.</text:p>
      <text:p text:style-name="Standard"/>
      <text:p text:style-name="Standard">Need to come up with 5 good story ideas before starting.</text:p>
      <text:p text:style-name="Standard">Must create and define club members, locations, methods, skills, and personalities before starting any writing. </text:p>
      <text:p text:style-name="Standard"/>
      <text:p text:style-name="Standard">The name comes from two childhood friends, last names of Wooster and Doyle, who created the club in their tweens and continued it, with <text:span text:style-name="T1">additions</text:span> through high school. <text:s text:c="2"/>It's always been around sort of but now is getting involved in more serious endeavo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5:50:29.092000000</meta:creation-date>
    <dc:date>2020-03-12T15:51:52.592000000</dc:date>
    <meta:editing-duration>PT1M27S</meta:editing-duration>
    <meta:editing-cycles>1</meta:editing-cycles>
    <meta:document-statistic meta:table-count="0" meta:image-count="0" meta:object-count="0" meta:page-count="1" meta:paragraph-count="11" meta:word-count="197" meta:character-count="1085" meta:non-whitespace-character-count="890"/>
    <meta:generator>LibreOffice/6.0.7.3$Windows_X86_64 LibreOffice_project/dc89aa7a9eabfd848af146d5086077aeed2ae4a5</meta:generator>
  </office:meta>
</office:document-meta>
</file>